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" svg:font-family="StarSymbol"/>
    <style:font-face style:name="Helvetica" svg:font-family="Helvetica" style:font-family-generic="swiss"/>
    <style:font-face style:name="MS Mincho" svg:font-family="'MS Mincho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3299in" table:align="center" fo:keep-with-next="always" style:writing-mode="lr-tb"/>
    </style:style>
    <style:style style:name="Table1.A" style:family="table-column">
      <style:table-column-properties style:column-width="0.6in"/>
    </style:style>
    <style:style style:name="Table1.B" style:family="table-column">
      <style:table-column-properties style:column-width="0.6924in"/>
    </style:style>
    <style:style style:name="Table1.C" style:family="table-column">
      <style:table-column-properties style:column-width="0.7507in"/>
    </style:style>
    <style:style style:name="Table1.D" style:family="table-column">
      <style:table-column-properties style:column-width="0.6458in"/>
    </style:style>
    <style:style style:name="Table1.E" style:family="table-column">
      <style:table-column-properties style:column-width="0.64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333in" fo:margin-left="0.0458in" fo:margin-right="0.0458in" table:align="margins" style:writing-mode="lr-tb"/>
    </style:style>
    <style:style style:name="Table2.A" style:family="table-column">
      <style:table-column-properties style:column-width="1.2792in" style:rel-column-width="12268*"/>
    </style:style>
    <style:style style:name="Table2.B" style:family="table-column">
      <style:table-column-properties style:column-width="5.5542in" style:rel-column-width="532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5.2097in" table:align="center" style:writing-mode="lr-tb"/>
    </style:style>
    <style:style style:name="Table3.A" style:family="table-column">
      <style:table-column-properties style:column-width="0.8653in"/>
    </style:style>
    <style:style style:name="Table3.B" style:family="table-column">
      <style:table-column-properties style:column-width="1.2917in"/>
    </style:style>
    <style:style style:name="Table3.C" style:family="table-column">
      <style:table-column-properties style:column-width="1.0625in"/>
    </style:style>
    <style:style style:name="Table3.D" style:family="table-column">
      <style:table-column-properties style:column-width="0.7813in"/>
    </style:style>
    <style:style style:name="Table3.E" style:family="table-column">
      <style:table-column-properties style:column-width="1.20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4" style:family="table">
      <style:table-properties style:width="4.05in" table:align="center" style:writing-mode="lr-tb"/>
    </style:style>
    <style:style style:name="Table4.A" style:family="table-column">
      <style:table-column-properties style:column-width="0.8653in"/>
    </style:style>
    <style:style style:name="Table4.B" style:family="table-column">
      <style:table-column-properties style:column-width="1.2917in"/>
    </style:style>
    <style:style style:name="Table4.C" style:family="table-column">
      <style:table-column-properties style:column-width="1.0625in"/>
    </style:style>
    <style:style style:name="Table4.D" style:family="table-column">
      <style:table-column-properties style:column-width="0.8306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margin-top="0in" fo:margin-bottom="0.0402in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top="0in" fo:margin-bottom="0.0402in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margin-top="0in" fo:margin-bottom="0.0402in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6" style:family="paragraph" style:parent-style-name="Table_20_Heading">
      <style:text-properties style:font-name="Arial" fo:font-size="12pt" style:font-size-asian="12pt" style:font-size-complex="12pt"/>
    </style:style>
    <style:style style:name="P7" style:family="paragraph" style:parent-style-name="Table_20_Heading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Table_20_Contents">
      <style:text-properties style:font-name="Arial" fo:font-size="12pt" style:text-underline-style="none" style:font-size-asian="12pt" style:font-size-complex="12pt"/>
    </style:style>
    <style:style style:name="P12" style:family="paragraph" style:parent-style-name="Table_20_Contents">
      <style:text-properties fo:color="#008000" style:font-name="Arial" fo:font-size="12pt" style:font-size-asian="12pt" style:font-size-complex="12pt"/>
    </style:style>
    <style:style style:name="P13" style:family="paragraph" style:parent-style-name="Standard" style:master-page-name="Standard">
      <style:paragraph-properties fo:text-align="center" style:justify-single-word="false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14" style:family="paragraph" style:parent-style-name="Standard" style:list-style-name="L1">
      <style:text-properties style:font-name="Arial" fo:font-size="12pt" style:font-size-asian="12pt" style:font-size-complex="12pt"/>
    </style:style>
    <style:style style:name="P15" style:family="paragraph" style:parent-style-name="Standard" style:list-style-name="L2">
      <style:text-properties style:font-name="Arial" fo:font-size="12pt" style:font-size-asian="12pt" style:font-size-complex="12pt"/>
    </style:style>
    <style:style style:name="P16" style:family="paragraph" style:parent-style-name="Standard" style:list-style-name="L3">
      <style:text-properties style:font-name="Arial" fo:font-size="12pt" style:font-size-asian="12pt" style:font-size-complex="12pt"/>
    </style:style>
    <style:style style:name="P17" style:family="paragraph" style:parent-style-name="Standard" style:list-style-name="L4">
      <style:text-properties style:font-name="Arial" fo:font-size="12pt" style:font-size-asian="12pt" style:font-size-complex="12pt"/>
    </style:style>
    <style:style style:name="P18" style:family="paragraph" style:parent-style-name="Standard" style:list-style-name="L2">
      <style:text-properties fo:color="#008000" style:font-name="Arial" fo:font-size="12pt" style:font-size-asian="12pt" style:font-size-complex="12pt"/>
    </style:style>
    <style:style style:name="P19" style:family="paragraph" style:parent-style-name="Standard" style:list-style-name="L4">
      <style:text-properties fo:color="#008000" style:font-name="Arial" fo:font-size="12pt" style:font-size-asian="12pt" style:font-size-complex="12pt"/>
    </style:style>
    <style:style style:name="P20" style:family="paragraph">
      <style:paragraph-properties text:enable-numbering="false" fo:margin-left="0in" fo:margin-right="0in" fo:margin-top="0in" fo:margin-bottom="0in" fo:line-height="100%" fo:text-align="center" fo:text-indent="0in"/>
    </style:style>
    <style:style style:name="P21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4pt" fo:font-style="normal" fo:text-shadow="none" style:text-underline-style="solid" style:text-underline-width="auto" style:text-underline-color="font-color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2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3" style:family="paragraph">
      <style:paragraph-properties text:enable-numbering="false" fo:margin-left="0in" fo:margin-right="0in" fo:margin-top="0in" fo:margin-bottom="0in" fo:line-height="100%" fo:text-indent="0in"/>
    </style:style>
    <style:style style:name="P24" style:family="paragraph">
      <style:paragraph-properties text:enable-numbering="false"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5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fo:font-weight="bold" style:font-name-asian="Helvetica" style:font-weight-asian="bold" style:font-name-complex="Helvetica" style:font-weight-complex="bold"/>
    </style:style>
    <style:style style:name="T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font-name="Arial1" fo:font-size="14pt" fo:font-style="normal" fo:text-shadow="none" style:text-underline-style="solid" style:text-underline-width="auto" style:text-underline-color="font-color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style:num-prefix="(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style:num-prefix="(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.0201in" svg:stroke-color="#000000" draw:marker-start="" draw:marker-start-width="0.15in" draw:marker-start-center="false" draw:marker-end="Arrow" draw:marker-end-width="0.15in" draw:marker-end-center="false" draw:fill="solid" draw:fill-color="#99ccff" draw:textarea-horizontal-align="center" draw:textarea-vertical-align="middle" fo:padding-top="0.0598in" fo:padding-bottom="0.0598in" fo:padding-left="0.1083in" fo:padding-right="0.1083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.0201in" svg:stroke-color="#000000" draw:marker-start="" draw:marker-start-width="0.1402in" draw:marker-start-center="false" draw:marker-end="Arrow" draw:marker-end-width="0.1402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Normalization Exercises (solutions)</text:p>
      <text:p text:style-name="P1"/>
      <text:p text:style-name="P4"><text:span text:style-name="T1">1.</text:span><text:span text:style-name="T2">For the following relation, say whether the following functional dependencies could hold for the sample data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7">D</text:p>
          </table:table-cell>
          <table:table-cell table:style-name="Table1.E1" office:value-type="string">
            <text:p text:style-name="P7">E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4</text:p>
          </table:table-cell>
          <table:table-cell table:style-name="Table1.E2" office:value-type="string">
            <text:p text:style-name="P9">5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5</text:p>
          </table:table-cell>
          <table:table-cell table:style-name="Table1.E2" office:value-type="string">
            <text:p text:style-name="P9">5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1</text:p>
          </table:table-cell>
          <table:table-cell table:style-name="Table1.E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2</text:p>
          </table:table-cell>
          <table:table-cell table:style-name="Table1.E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4</text:p>
          </table:table-cell>
          <table:table-cell table:style-name="Table1.E2" office:value-type="string">
            <text:p text:style-name="P9">5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ependency</text:p>
          </table:table-cell>
          <table:table-cell table:style-name="Table2.B1" office:value-type="string">
            <text:p text:style-name="P6">Can Hold ?</text:p>
          </table:table-cell>
        </table:table-row>
        <table:table-row>
          <table:table-cell table:style-name="Table2.A2" office:value-type="string">
            <text:p text:style-name="P8">A -&gt; B</text:p>
          </table:table-cell>
          <table:table-cell table:style-name="Table2.B2" office:value-type="string">
            <text:p text:style-name="P12">No, rows 1 and 3 have same value of A, different value of B (also 2 and 3)</text:p>
          </table:table-cell>
        </table:table-row>
        <table:table-row>
          <table:table-cell table:style-name="Table2.A2" office:value-type="string">
            <text:p text:style-name="P8">A -&gt; E</text:p>
          </table:table-cell>
          <table:table-cell table:style-name="Table2.B2" office:value-type="string">
            <text:p text:style-name="P12">No, rows 1 and 3 have same value of A, different value of E (also 2 and 3)</text:p>
          </table:table-cell>
        </table:table-row>
        <table:table-row>
          <table:table-cell table:style-name="Table2.A2" office:value-type="string">
            <text:p text:style-name="P8">A, B - &gt; C, D, E</text:p>
          </table:table-cell>
          <table:table-cell table:style-name="Table2.B2" office:value-type="string">
            <text:p text:style-name="P12">No, rows 1 and 2 have same value of A and B, but different value of C (and so C,D,E)</text:p>
          </table:table-cell>
        </table:table-row>
        <table:table-row>
          <table:table-cell table:style-name="Table2.A2" office:value-type="string">
            <text:p text:style-name="P8">C, D -&gt; E</text:p>
          </table:table-cell>
          <table:table-cell table:style-name="Table2.B2" office:value-type="string">
            <text:p text:style-name="P12">Yes, Rows 1 and 5 have same value of C and D, but also same value of E</text:p>
          </table:table-cell>
        </table:table-row>
      </table:table>
      <text:p text:style-name="P5"/>
      <text:p text:style-name="P2"><text:span text:style-name="T3">2.</text:span> For the following relational schema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8">PersonId</text:p>
          </table:table-cell>
          <table:table-cell table:style-name="Table3.A1" office:value-type="string">
            <text:p text:style-name="P10">CountryCode</text:p>
          </table:table-cell>
          <table:table-cell table:style-name="Table3.A1" office:value-type="string">
            <text:p text:style-name="P10">PassportNo</text:p>
          </table:table-cell>
          <table:table-cell table:style-name="Table3.A1" office:value-type="string">
            <text:p text:style-name="P8">Name</text:p>
          </table:table-cell>
          <table:table-cell table:style-name="Table3.E1" office:value-type="string">
            <text:p text:style-name="P8">CountryName</text:p>
          </table:table-cell>
        </table:table-row>
      </table:table>
      <text:p text:style-name="P2"/>
      <text:p text:style-name="P2">And the following functional dependencies:</text:p>
      <text:list xml:id="list1918562619" text:style-name="L1">
        <text:list-item>
          <text:p text:style-name="P14">Personid -&gt; Name</text:p>
        </text:list-item>
        <text:list-item>
          <text:p text:style-name="P14">CountryCode -&gt; Country Name</text:p>
        </text:list-item>
      </text:list>
      <text:p text:style-name="P2"/>
      <text:list xml:id="list401635944" text:style-name="L2">
        <text:list-item>
          <text:p text:style-name="P15">Specify which normal form this schema is in <text:s text:c="3"/></text:p>
          <text:p text:style-name="P18">1NF, since PersonId -&gt; Name is a Partial FD (PersonId is part of PK, but not full PK)</text:p>
        </text:list-item>
        <text:list-item>
          <text:p text:style-name="P15">If the schema is not in 3NF convert it to 3NF</text:p>
        </text:list-item>
      </text:list>
      <text:p text:style-name="P2"><draw:g text:anchor-type="paragraph" draw:z-index="1" draw:style-name="gr1"><draw:rect draw:style-name="gr2" draw:text-style-name="P21" svg:width="1.2504in" svg:height="0.2504in" svg:x="0.25in" svg:y="0.3882in"><text:p text:style-name="P20"><text:span text:style-name="T4">CountryCode</text:span></text:p></draw:rect><draw:rect draw:style-name="gr2" draw:text-style-name="P21" svg:width="1.2504in" svg:height="0.2504in" svg:x="1.5102in" svg:y="0.3882in"><text:p text:style-name="P20"><text:span text:style-name="T4">PassportNo</text:span></text:p></draw:rect><draw:rect draw:style-name="gr2" draw:text-style-name="P22" svg:width="1.2504in" svg:height="0.2504in" svg:x="2.7701in" svg:y="0.389in"><text:p text:style-name="P20"><text:span text:style-name="T5">PersonId</text:span></text:p></draw:rect><draw:frame draw:style-name="gr3" draw:text-style-name="P24" svg:width="1.1898in" svg:height="0.3925in" svg:x="0in" svg:y="0.0008in"><draw:text-box><text:p text:style-name="P23"><text:span text:style-name="T6">Passport</text:span></text:p></draw:text-box></draw:frame><draw:rect draw:style-name="gr2" draw:text-style-name="P21" svg:width="1.2504in" svg:height="0.2504in" svg:x="0.25in" svg:y="1.2937in"><text:p text:style-name="P20"><text:span text:style-name="T4">CountryCode</text:span></text:p></draw:rect><draw:rect draw:style-name="gr2" draw:text-style-name="P22" svg:width="1.4898in" svg:height="0.2504in" svg:x="1.5102in" svg:y="1.2945in"><text:p text:style-name="P20"><text:span text:style-name="T5">CountryName</text:span></text:p></draw:rect><draw:frame draw:style-name="gr3" draw:text-style-name="P24" svg:width="1.0705in" svg:height="0.3925in" svg:x="0in" svg:y="0.9071in"><draw:text-box><text:p text:style-name="P23"><text:span text:style-name="T6">Country</text:span></text:p></draw:text-box></draw:frame><draw:rect draw:style-name="gr2" draw:text-style-name="P21" svg:width="1.4843in" svg:height="0.2504in" svg:x="4.2661in" svg:y="1.2937in"><text:p text:style-name="P20"><text:span text:style-name="T4">PersonId</text:span></text:p></draw:rect><draw:rect draw:style-name="gr2" draw:text-style-name="P22" svg:width="1.2504in" svg:height="0.2504in" svg:x="5.75in" svg:y="1.2961in"><text:p text:style-name="P20"><text:span text:style-name="T5">Name</text:span></text:p></draw:rect><draw:frame draw:style-name="gr3" draw:text-style-name="P24" svg:width="0.9878in" svg:height="0.3925in" svg:x="4.0161in" svg:y="0.9071in"><draw:text-box><text:p text:style-name="P23"><text:span text:style-name="T6">Person</text:span></text:p></draw:text-box></draw:frame><draw:line draw:style-name="gr5" draw:text-style-name="P25" svg:x1="1.25in" svg:y1="0.6382in" svg:x2="1.252in" svg:y2="1.2878in"><text:p/></draw:line><draw:line draw:style-name="gr4" draw:text-style-name="P25" svg:x1="3.1299in" svg:y1="0.6319in" svg:x2="4.25in" svg:y2="1.389in"><text:p/></draw:line></draw:g></text:p>
      <text:p text:style-name="P2"/>
      <text:p text:style-name="P2"/>
      <text:p text:style-name="P2"/>
      <text:p text:style-name="P2"/>
      <text:p text:style-name="P2"><text:soft-page-break/><text:span text:style-name="T3">3.</text:span> For the following relational schema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0">Cno</text:p>
          </table:table-cell>
          <table:table-cell table:style-name="Table4.A1" office:value-type="string">
            <text:p text:style-name="P10">SecNo</text:p>
          </table:table-cell>
          <table:table-cell table:style-name="Table4.A1" office:value-type="string">
            <text:p text:style-name="P11">Classroom</text:p>
          </table:table-cell>
          <table:table-cell table:style-name="Table4.D1" office:value-type="string">
            <text:p text:style-name="P8">Capacity</text:p>
          </table:table-cell>
        </table:table-row>
      </table:table>
      <text:p text:style-name="P2"/>
      <text:p text:style-name="P2">And the following functional dependencies:</text:p>
      <text:list xml:id="list340866503" text:style-name="L3">
        <text:list-item>
          <text:p text:style-name="P16">Classroom -&gt; Capacity</text:p>
          <text:p text:style-name="P16"/>
        </text:list-item>
      </text:list>
      <text:list xml:id="list1189406888" text:style-name="L4">
        <text:list-item>
          <text:p text:style-name="P17">Specify which normal form this schema is in <text:s text:c="3"/></text:p>
          <text:p text:style-name="P19">2NF, since the schema has no partial dependencies, but has one transitive dependency.</text:p>
        </text:list-item>
        <text:list-item>
          <text:p text:style-name="P17">If the schema is not in 3NF convert it to 3NF</text:p>
        </text:list-item>
      </text:list>
      <text:p text:style-name="P2"/>
      <text:p text:style-name="P2"><draw:g text:anchor-type="paragraph" draw:z-index="0" draw:style-name="gr1"><draw:rect draw:style-name="gr2" draw:text-style-name="P21" svg:width="1.2504in" svg:height="0.2504in" svg:x="0.25in" svg:y="0.3882in"><text:p text:style-name="P20"><text:span text:style-name="T4">Cno</text:span></text:p></draw:rect><draw:rect draw:style-name="gr2" draw:text-style-name="P21" svg:width="1.2504in" svg:height="0.2504in" svg:x="1.5102in" svg:y="0.3882in"><text:p text:style-name="P20"><text:span text:style-name="T4">SecNo</text:span></text:p></draw:rect><draw:rect draw:style-name="gr2" draw:text-style-name="P22" svg:width="1.2504in" svg:height="0.2504in" svg:x="2.7701in" svg:y="0.389in"><text:p text:style-name="P20"><text:span text:style-name="T5">Classroom</text:span></text:p></draw:rect><draw:frame draw:style-name="gr3" draw:text-style-name="P24" svg:width="1.0335in" svg:height="0.3925in" svg:x="0in" svg:y="0.0008in"><draw:text-box><text:p text:style-name="P23"><text:span text:style-name="T6">Section</text:span></text:p></draw:text-box></draw:frame><draw:rect draw:style-name="gr2" draw:text-style-name="P21" svg:width="1.2343in" svg:height="0.2504in" svg:x="4.2661in" svg:y="1.2937in"><text:p text:style-name="P20"><text:span text:style-name="T4">Classroom</text:span></text:p></draw:rect><draw:rect draw:style-name="gr2" draw:text-style-name="P22" svg:width="1.2768in" svg:height="0.2504in" svg:x="5.5in" svg:y="1.2945in"><text:p text:style-name="P20"><text:span text:style-name="T5">Capacity</text:span></text:p></draw:rect><draw:frame draw:style-name="gr3" draw:text-style-name="P24" svg:width="1.3913in" svg:height="0.3925in" svg:x="4.0161in" svg:y="0.9071in"><draw:text-box><text:p text:style-name="P23"><text:span text:style-name="T6">Classroom</text:span></text:p></draw:text-box></draw:frame><draw:line draw:style-name="gr4" draw:text-style-name="P25" svg:x1="3.25in" svg:y1="0.6465in" svg:x2="4.25in" svg:y2="1.389in"><text:p/></draw:line></draw:g>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Helvetica" svg:font-family="Helvetica" style:font-family-generic="swiss"/>
    <style:font-face style:name="MS Mincho" svg:font-family="'MS Mincho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ahoma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36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CS3153/5153 (Fall 2009)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08-13T19:35:28</meta:creation-date>
    <dc:date>2009-09-11T19:05:55</dc:date>
    <meta:print-date>2113-01-01T00:00:00</meta:print-date>
    <dc:language>en-US</dc:language>
    <meta:editing-cycles>18</meta:editing-cycles>
    <meta:editing-duration>PT01H21M27S</meta:editing-duration>
    <dc:creator>Orlando Karam</dc:creator>
    <meta:document-statistic meta:table-count="4" meta:image-count="0" meta:object-count="0" meta:page-count="2" meta:paragraph-count="65" meta:word-count="265" meta:character-count="1227"/>
    <meta:user-defined meta:name="Info 1"/>
    <meta:user-defined meta:name="Info 2"/>
    <meta:user-defined meta:name="Info 3"/>
    <meta:user-defined meta:name="Info 4"/>
  </office:meta>
</office:document-meta>
</file>